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ae44b" officeooo:paragraph-rsid="001ae44b" style:font-weight-asian="bold" style:font-weight-complex="bold"/>
    </style:style>
    <style:style style:name="P2" style:family="paragraph" style:parent-style-name="Standard">
      <style:text-properties fo:font-size="16pt" fo:font-weight="bold" officeooo:rsid="001ae44b" officeooo:paragraph-rsid="001ae44b" style:font-size-asian="16pt" style:font-weight-asian="bold" style:font-size-complex="16pt" style:font-weight-complex="bold"/>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list-style-name="L1">
      <style:paragraph-properties fo:margin-left="0in" fo:margin-right="0in" fo:text-indent="0in" style:auto-text-indent="false"/>
    </style:style>
    <style:style style:name="P5" style:family="paragraph" style:parent-style-name="Text_20_body" style:list-style-name="L2">
      <style:paragraph-properties fo:margin-left="0in" fo:margin-right="0in" fo:text-indent="0in" style:auto-text-indent="false"/>
    </style:style>
    <style:style style:name="P6" style:family="paragraph" style:parent-style-name="Text_20_body" style:list-style-name="L3">
      <style:paragraph-properties fo:margin-left="0in" fo:margin-right="0in" fo:text-indent="0in" style:auto-text-indent="false"/>
    </style:style>
    <style:style style:name="P7" style:family="paragraph" style:parent-style-name="Text_20_body" style:list-style-name="L4">
      <style:paragraph-properties fo:margin-left="0in" fo:margin-right="0in" fo:text-indent="0in" style:auto-text-indent="false"/>
    </style:style>
    <style:style style:name="P8" style:family="paragraph" style:parent-style-name="Text_20_body" style:list-style-name="L5">
      <style:paragraph-properties fo:margin-left="0in" fo:margin-right="0in" fo:text-indent="0in" style:auto-text-indent="false"/>
    </style:style>
    <style:style style:name="P9" style:family="paragraph" style:parent-style-name="Text_20_body" style:list-style-name="L6">
      <style:paragraph-properties fo:margin-left="0in" fo:margin-right="0in" fo:text-indent="0in" style:auto-text-indent="false"/>
    </style:style>
    <style:style style:name="P10" style:family="paragraph" style:parent-style-name="Text_20_body" style:list-style-name="L7">
      <style:paragraph-properties fo:margin-left="0in" fo:margin-right="0in" fo:text-indent="0in" style:auto-text-indent="false"/>
    </style:style>
    <style:style style:name="P11" style:family="paragraph" style:parent-style-name="Text_20_body" style:list-style-name="L8">
      <style:paragraph-properties fo:margin-left="0in" fo:margin-right="0in" fo:text-indent="0in" style:auto-text-indent="false"/>
    </style:style>
    <style:style style:name="P12" style:family="paragraph" style:parent-style-name="Text_20_body" style:list-style-name="L9">
      <style:paragraph-properties fo:margin-left="0in" fo:margin-right="0in" fo:text-indent="0in" style:auto-text-indent="false"/>
    </style:style>
    <style:style style:name="P13" style:family="paragraph" style:parent-style-name="Text_20_body" style:list-style-name="L10">
      <style:paragraph-properties fo:margin-left="0in" fo:margin-right="0in" fo:text-indent="0in" style:auto-text-indent="false"/>
    </style:style>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 <text:span text:style-name="T1">Dockerfile</text:span> is nothing but a collection of commands or instructions that can be used to build a Docker image. The Dockerfile is basically used to custom create your images. As you keep changing your Dockerfile or keep developing your Dockerfile, you may be adding new instructions to it. However, The base image will remain same, and with the new instructions, a new layer will be keep on adding on top of the base image, making every time a new image for you.</text:p>
      <text:p text:style-name="Standard"/>
      <text:p text:style-name="P1">----------------------------------------------------------------------------------------------------------------------------</text:p>
      <text:p text:style-name="P1"/>
      <text:p text:style-name="P2">Docker Commands</text:p>
      <text:p text:style-name="Standard"/>
      <text:p text:style-name="P3">Docker commands are the primary means by which users interact with the Docker Engine, the core component of the Docker platform. Docker commands allow users to perform various operations related to containerization, such as managing Docker images, creating, starting, stopping, and removing Docker containers, as well as interacting with Docker networks and volumes.</text:p>
      <text:p text:style-name="P3">1. <text:span text:style-name="Strong_20_Emphasis">docker run</text:span>:</text:p>
      <text:list text:style-name="L1">
        <text:list-item>
          <text:p text:style-name="P4"><text:span text:style-name="Strong_20_Emphasis">Explanation</text:span>: This command is used to create and start a new Docker container based on a specified image.</text:p>
        </text:list-item>
        <text:list-item>
          <text:p text:style-name="P4"><text:span text:style-name="Strong_20_Emphasis">Example</text:span>: docker run -d --name my_container my_image (Runs a container named "my_container" from the "my_image" image in detached mode)</text:p>
        </text:list-item>
      </text:list>
      <text:p text:style-name="P3">2. <text:span text:style-name="Strong_20_Emphasis">docker build</text:span>:</text:p>
      <text:list text:style-name="L2">
        <text:list-item>
          <text:p text:style-name="P5"><text:span text:style-name="Strong_20_Emphasis">Explanation</text:span>: Builds a Docker image from a Dockerfile, which contains instructions for building the image.</text:p>
        </text:list-item>
        <text:list-item>
          <text:p text:style-name="P5"><text:span text:style-name="Strong_20_Emphasis">Example</text:span>: docker build -t my_image . (Builds an image named "my_image" from the Dockerfile in the current directory)</text:p>
        </text:list-item>
      </text:list>
      <text:p text:style-name="P3">3. <text:span text:style-name="Strong_20_Emphasis">docker pull</text:span>:</text:p>
      <text:list text:style-name="L3">
        <text:list-item>
          <text:p text:style-name="P6"><text:span text:style-name="Strong_20_Emphasis">Explanation</text:span>: Downloads a Docker image from a Docker registry (e.g., Docker Hub) to the local machine.</text:p>
        </text:list-item>
        <text:list-item>
          <text:p text:style-name="P6"><text:span text:style-name="Strong_20_Emphasis">Example</text:span>: docker pull nginx (Downloads the latest version of the Nginx image)</text:p>
        </text:list-item>
      </text:list>
      <text:p text:style-name="P3">4. <text:span text:style-name="Strong_20_Emphasis">docker push</text:span>:</text:p>
      <text:list text:style-name="L4">
        <text:list-item>
          <text:p text:style-name="P7"><text:span text:style-name="Strong_20_Emphasis">Explanation</text:span>: Pushes a Docker image from the local machine to a Docker registry.</text:p>
        </text:list-item>
        <text:list-item>
          <text:p text:style-name="P7"><text:span text:style-name="Strong_20_Emphasis">Example</text:span>: docker push my_registry/my_image (Pushes the "my_image" image to a Docker registry named "my_registry")</text:p>
        </text:list-item>
      </text:list>
      <text:p text:style-name="P3">5. <text:span text:style-name="Strong_20_Emphasis">docker ps</text:span>:</text:p>
      <text:list text:style-name="L5">
        <text:list-item>
          <text:p text:style-name="P8"><text:span text:style-name="Strong_20_Emphasis">Explanation</text:span>: Lists all running Docker containers.</text:p>
        </text:list-item>
        <text:list-item>
          <text:p text:style-name="P8"><text:span text:style-name="Strong_20_Emphasis">Example</text:span>: docker ps (Lists all running containers along with their details)</text:p>
        </text:list-item>
      </text:list>
      <text:p text:style-name="P3">6. <text:span text:style-name="Strong_20_Emphasis">docker images</text:span>:</text:p>
      <text:list text:style-name="L6">
        <text:list-item>
          <text:p text:style-name="P9"><text:soft-page-break/><text:span text:style-name="Strong_20_Emphasis">Explanation</text:span>: Lists all Docker images stored on the local machine.</text:p>
        </text:list-item>
        <text:list-item>
          <text:p text:style-name="P9"><text:span text:style-name="Strong_20_Emphasis">Example</text:span>: docker images (Lists all images along with their details)</text:p>
        </text:list-item>
      </text:list>
      <text:p text:style-name="P3">7. <text:span text:style-name="Strong_20_Emphasis">docker stop</text:span>:</text:p>
      <text:list text:style-name="L7">
        <text:list-item>
          <text:p text:style-name="P10"><text:span text:style-name="Strong_20_Emphasis">Explanation</text:span>: Stops a running Docker container.</text:p>
        </text:list-item>
        <text:list-item>
          <text:p text:style-name="P10"><text:span text:style-name="Strong_20_Emphasis">Example</text:span>: docker stop my_container (Stops the container named "my_container")</text:p>
        </text:list-item>
      </text:list>
      <text:p text:style-name="P3">8. <text:span text:style-name="Strong_20_Emphasis">docker start</text:span>:</text:p>
      <text:list text:style-name="L8">
        <text:list-item>
          <text:p text:style-name="P11"><text:span text:style-name="Strong_20_Emphasis">Explanation</text:span>: Starts a stopped Docker container.</text:p>
        </text:list-item>
        <text:list-item>
          <text:p text:style-name="P11"><text:span text:style-name="Strong_20_Emphasis">Example</text:span>: docker start my_container (Starts the container named "my_container")</text:p>
        </text:list-item>
      </text:list>
      <text:p text:style-name="P3">9. <text:span text:style-name="Strong_20_Emphasis">docker rm</text:span>:</text:p>
      <text:list text:style-name="L9">
        <text:list-item>
          <text:p text:style-name="P12"><text:span text:style-name="Strong_20_Emphasis">Explanation</text:span>: Removes one or more Docker containers.</text:p>
        </text:list-item>
        <text:list-item>
          <text:p text:style-name="P12"><text:span text:style-name="Strong_20_Emphasis">Example</text:span>: docker rm my_container (Removes the container named "my_container")</text:p>
        </text:list-item>
      </text:list>
      <text:p text:style-name="P3">10. <text:span text:style-name="Strong_20_Emphasis">docker rmi</text:span>:</text:p>
      <text:list text:style-name="L10">
        <text:list-item>
          <text:p text:style-name="P13"><text:span text:style-name="Strong_20_Emphasis">Explanation</text:span>: Removes one or more Docker images from the local machine.</text:p>
        </text:list-item>
        <text:list-item>
          <text:p text:style-name="P13"><text:span text:style-name="Strong_20_Emphasis">Example</text:span>: docker rmi my_image (Removes the image named "my_image")</text:p>
        </text:list-item>
      </text:list>
      <text:p text:style-name="P3"/>
      <text:p text:style-name="P3">These commands represent just a subset of Docker commands available. They cover the basics of managing Docker containers and images, including building, running, stopping, and removing them. Understanding these commands is fundamental for working effectively with Docker container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3T13:49:09.055000000</meta:creation-date>
    <dc:date>2025-04-23T15:33:33.502000000</dc:date>
    <meta:editing-duration>PT15M18S</meta:editing-duration>
    <meta:editing-cycles>2</meta:editing-cycles>
    <meta:generator>LibreOffice/24.8.6.1$Windows_X86_64 LibreOffice_project/051bf11303684a0a982c9966e8be766d0a9efbc7</meta:generator>
    <meta:document-statistic meta:table-count="0" meta:image-count="0" meta:object-count="0" meta:page-count="2" meta:paragraph-count="35" meta:word-count="456" meta:character-count="3006" meta:non-whitespace-character-count="2606"/>
  </office:meta>
</office:document-meta>
</file>